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  <style:style style:family="table-column" style:name="defaultCol2">
      <style:table-column-properties style:column-width="20.0mm"/>
    </style:style>
    <style:style style:family="table-column" style:name="defaultCol3">
      <style:table-column-properties style:column-width="20.0mm"/>
    </style:style>
    <style:style style:family="table-column" style:name="defaultCol4">
      <style:table-column-properties style:column-width="20.0mm"/>
    </style:style>
    <style:style style:family="table-column" style:name="defaultCol5">
      <style:table-column-properties style:column-width="20.0mm"/>
    </style:style>
  </office:automatic-styles>
  <office:body>
    <office:spreadsheet>
      <table:table table:name="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PRICE</text:p>
          </table:table-cell>
          <table:table-cell office:value-type="string">
            <text:p>DESCRIPTION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</table:table-row>
      </table:table>
      <table:table table:name="Table_10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incom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string">
            <text:p>expense</text:p>
          </table:table-cell>
          <table:table-cell office:value-type="string">
            <text:p>Person{fullName=Tom, address=addres}</text:p>
          </table:table-cell>
          <table:table-cell/>
          <table:table-cell office:value-type="string">
            <text:p>issue Date</text:p>
          </table:table-cell>
          <table:table-cell table:number-columns-repeated="6"/>
        </table:table-row>
        <table:table-row table:style-name="ro1">
          <table:table-cell office:value-type="string">
            <text:p>price</text:p>
          </table:table-cell>
          <table:table-cell office:value-type="string">
            <text:p>[]</text:p>
          </table:table-cell>
          <table:table-cell/>
          <table:table-cell office:value-type="string">
            <text:p>due Date</text:p>
          </table:table-cell>
          <table:table-cell table:number-columns-repeated="6"/>
        </table:table-row>
        <table:table-row table:style-name="ro1">
          <table:table-cell office:value-type="string">
            <text:p>description</text:p>
          </table:table-cell>
          <table:table-cell table:number-columns-repeated="9"/>
        </table:table-row>
      </table:table>
      <table:table table:name="oasdfg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>
            <text:p>income</text:p>
          </table:table-cell>
          <table:table-cell>
            <text:p>Philip</text:p>
          </table:table-cell>
          <table:table-cell table:number-columns-repeated="1"/>
          <table:table-cell>
            <text:p>id</text:p>
          </table:table-cell>
          <table:table-cell office:value-type="float" office:value="-9223372036854775808">
            <text:p>-9 223 372 036 854 775 808,00</text:p>
          </table:table-cell>
          <table:table-cell table:number-columns-repeated="5"/>
        </table:table-row>
        <table:table-row>
          <table:table-cell>
            <text:p>expense</text:p>
          </table:table-cell>
          <table:table-cell>
            <text:p>Tom</text:p>
          </table:table-cell>
          <table:table-cell table:number-columns-repeated="1"/>
          <table:table-cell>
            <text:p>issue Date</text:p>
          </table:table-cell>
          <table:table-cell table:number-columns-repeated="6"/>
        </table:table-row>
        <table:table-row>
          <table:table-cell>
            <text:p>price</text:p>
          </table:table-cell>
          <table:table-cell office:value-type="float" office:value="200.0">
            <text:p>200,00</text:p>
          </table:table-cell>
          <table:table-cell table:number-columns-repeated="1"/>
          <table:table-cell>
            <text:p>due Date</text:p>
          </table:table-cell>
          <table:table-cell table:number-columns-repeated="6"/>
        </table:table-row>
        <table:table-row>
          <table:table-cell>
            <text:p>description</text:p>
          </table:table-cell>
          <table:table-cell>
            <text:p>phone</text:p>
          </table:table-cell>
          <table:table-cell table:number-columns-repeated="8"/>
        </table:table-row>
      </table:table>
      <table:table table:name="oasdfg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>
            <text:p>From</text:p>
          </table:table-cell>
          <table:table-cell>
            <text:p>Philip</text:p>
          </table:table-cell>
          <table:table-cell table:number-columns-repeated="1"/>
          <table:table-cell>
            <text:p>id</text:p>
          </table:table-cell>
          <table:table-cell office:value-type="float" office:value="-9223372036854775808">
            <text:p>-9 223 372 036 854 775 808,00</text:p>
          </table:table-cell>
          <table:table-cell table:number-columns-repeated="5"/>
        </table:table-row>
        <table:table-row>
          <table:table-cell>
            <text:p>To</text:p>
          </table:table-cell>
          <table:table-cell>
            <text:p>Tom</text:p>
          </table:table-cell>
          <table:table-cell table:number-columns-repeated="1"/>
          <table:table-cell>
            <text:p>issue Date</text:p>
          </table:table-cell>
          <table:table-cell table:number-columns-repeated="6"/>
        </table:table-row>
        <table:table-row>
          <table:table-cell>
            <text:p>price</text:p>
          </table:table-cell>
          <table:table-cell office:value-type="float" office:value="200.0">
            <text:p>200,00</text:p>
          </table:table-cell>
          <table:table-cell table:number-columns-repeated="1"/>
          <table:table-cell>
            <text:p>due Date</text:p>
          </table:table-cell>
          <table:table-cell table:number-columns-repeated="6"/>
        </table:table-row>
        <table:table-row>
          <table:table-cell>
            <text:p>description</text:p>
          </table:table-cell>
          <table:table-cell>
            <text:p>phone</text:p>
          </table:table-cell>
          <table:table-cell table:number-columns-repeated="8"/>
        </table:table-row>
      </table:table>
      <table:table table:name="oasdfg">
        <table:table-column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column table:style-name="defaultCol2" table:default-cell-style-name="Default"/>
        <table:table-row>
          <table:table-cell>
            <text:p>From</text:p>
          </table:table-cell>
          <table:table-cell>
            <text:p>Philip</text:p>
          </table:table-cell>
          <table:table-cell table:number-columns-repeated="1"/>
          <table:table-cell>
            <text:p>id</text:p>
          </table:table-cell>
          <table:table-cell office:value-type="float" office:value="-9223372036854775808">
            <text:p>-9 223 372 036 854 775 808,00</text:p>
          </table:table-cell>
          <table:table-cell table:number-columns-repeated="5"/>
        </table:table-row>
        <table:table-row>
          <table:table-cell>
            <text:p>To</text:p>
          </table:table-cell>
          <table:table-cell>
            <text:p>Tom</text:p>
          </table:table-cell>
          <table:table-cell table:number-columns-repeated="1"/>
          <table:table-cell>
            <text:p>issue Date</text:p>
          </table:table-cell>
          <table:table-cell table:number-columns-repeated="6"/>
        </table:table-row>
        <table:table-row>
          <table:table-cell>
            <text:p>price</text:p>
          </table:table-cell>
          <table:table-cell office:value-type="float" office:value="200.0">
            <text:p>200,00</text:p>
          </table:table-cell>
          <table:table-cell table:number-columns-repeated="1"/>
          <table:table-cell>
            <text:p>due Date</text:p>
          </table:table-cell>
          <table:table-cell table:number-columns-repeated="6"/>
        </table:table-row>
        <table:table-row>
          <table:table-cell>
            <text:p>description</text:p>
          </table:table-cell>
          <table:table-cell>
            <text:p>phone</text:p>
          </table:table-cell>
          <table:table-cell table:number-columns-repeated="8"/>
        </table:table-row>
      </table:table>
      <table:table table:name="2018">
        <table:table-column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column table:style-name="defaultCol3" table:default-cell-style-name="Default"/>
        <table:table-row>
          <table:table-cell>
            <text:p>Total value</text:p>
          </table:table-cell>
          <table:table-cell office:value-type="float" office:value="0.0">
            <text:p>0,00</text:p>
          </table:table-cell>
          <table:table-cell>
            <text:p>Total expenses</text:p>
          </table:table-cell>
          <table:table-cell office:value-type="float" office:value="0.0">
            <text:p>0,00</text:p>
          </table:table-cell>
          <table:table-cell office:value-type="float" office:value="0.0">
            <text:p>0,00</text:p>
          </table:table-cell>
          <table:table-cell office:value-type="float" office:value="0.0">
            <text:p>0,00</text:p>
          </table:table-cell>
          <table:table-cell table:number-columns-repeated="4"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</text:p>
          </table:table-cell>
          <table:table-cell>
            <text:p>To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Items</text:p>
          </table:table-cell>
          <table:table-cell>
            <text:p>Total Amount</text:p>
          </table:table-cell>
          <table:table-cell table:number-columns-repeated="2"/>
        </table:table-row>
        <table:table-row>
          <table:table-cell/>
          <table:table-cell table:number-columns-repeated="9"/>
        </table:table-row>
        <table:table-row>
          <table:table-cell office:value-type="float" office:value="1">
            <text:p>1,00</text:p>
          </table:table-cell>
          <table:table-cell>
            <text:p>INCOME</text:p>
          </table:table-cell>
          <table:table-cell>
            <text:p>Philip</text:p>
          </table:table-cell>
          <table:table-cell>
            <text:p>Tom</text:p>
          </table:table-cell>
          <table:table-cell>
            <text:p>1989-03-10</text:p>
          </table:table-cell>
          <table:table-cell>
            <text:p>2015-03-05</text:p>
          </table:table-cell>
          <table:table-cell office:value-type="float" office:value="0.0">
            <text:p>0,00</text:p>
          </table:table-cell>
          <table:table-cell table:number-columns-repeated="3"/>
        </table:table-row>
        <table:table-row>
          <table:table-cell office:value-type="float" office:value="1">
            <text:p>1,00</text:p>
          </table:table-cell>
          <table:table-cell>
            <text:p>EXPENSE</text:p>
          </table:table-cell>
          <table:table-cell>
            <text:p>Me</text:p>
          </table:table-cell>
          <table:table-cell>
            <text:p>You</text:p>
          </table:table-cell>
          <table:table-cell>
            <text:p>2015-03-10</text:p>
          </table:table-cell>
          <table:table-cell>
            <text:p>2015-03-30</text:p>
          </table:table-cell>
          <table:table-cell office:value-type="float" office:value="0.0">
            <text:p>0,00</text:p>
          </table:table-cell>
          <table:table-cell table:number-columns-repeated="3"/>
        </table:table-row>
        <table:table-row>
          <table:table-cell office:value-type="float" office:value="3">
            <text:p>3,00</text:p>
          </table:table-cell>
          <table:table-cell>
            <text:p>INCOME</text:p>
          </table:table-cell>
          <table:table-cell>
            <text:p>Philip</text:p>
          </table:table-cell>
          <table:table-cell>
            <text:p>Tom</text:p>
          </table:table-cell>
          <table:table-cell>
            <text:p>1989-03-10</text:p>
          </table:table-cell>
          <table:table-cell>
            <text:p>2015-03-05</text:p>
          </table:table-cell>
          <table:table-cell office:value-type="float" office:value="0.0">
            <text:p>0,00</text:p>
          </table:table-cell>
          <table:table-cell table:number-columns-repeated="3"/>
        </table:table-row>
        <table:table-row>
          <table:table-cell office:value-type="float" office:value="3">
            <text:p>3,00</text:p>
          </table:table-cell>
          <table:table-cell>
            <text:p>EXPENSE</text:p>
          </table:table-cell>
          <table:table-cell>
            <text:p>Me</text:p>
          </table:table-cell>
          <table:table-cell>
            <text:p>You</text:p>
          </table:table-cell>
          <table:table-cell>
            <text:p>2015-03-10</text:p>
          </table:table-cell>
          <table:table-cell>
            <text:p>2015-03-30</text:p>
          </table:table-cell>
          <table:table-cell office:value-type="float" office:value="0.0">
            <text:p>0,00</text:p>
          </table:table-cell>
          <table:table-cell table:number-columns-repeated="3"/>
        </table:table-row>
        <table:table-row>
          <table:table-cell office:value-type="float" office:value="5">
            <text:p>5,00</text:p>
          </table:table-cell>
          <table:table-cell>
            <text:p>INCOME</text:p>
          </table:table-cell>
          <table:table-cell>
            <text:p>Philip</text:p>
          </table:table-cell>
          <table:table-cell>
            <text:p>Tom</text:p>
          </table:table-cell>
          <table:table-cell>
            <text:p>1989-03-10</text:p>
          </table:table-cell>
          <table:table-cell>
            <text:p>2015-03-05</text:p>
          </table:table-cell>
          <table:table-cell office:value-type="float" office:value="0.0">
            <text:p>0,00</text:p>
          </table:table-cell>
          <table:table-cell table:number-columns-repeated="3"/>
        </table:table-row>
        <table:table-row>
          <table:table-cell office:value-type="float" office:value="5">
            <text:p>5,00</text:p>
          </table:table-cell>
          <table:table-cell>
            <text:p>EXPENSE</text:p>
          </table:table-cell>
          <table:table-cell>
            <text:p>Me</text:p>
          </table:table-cell>
          <table:table-cell>
            <text:p>You</text:p>
          </table:table-cell>
          <table:table-cell>
            <text:p>2015-03-10</text:p>
          </table:table-cell>
          <table:table-cell>
            <text:p>2015-03-30</text:p>
          </table:table-cell>
          <table:table-cell office:value-type="float" office:value="0.0">
            <text:p>0,00</text:p>
          </table:table-cell>
          <table:table-cell table:number-columns-repeated="3"/>
        </table:table-row>
      </table:table>
      <table:table table:name="2018">
        <table:table-column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column table:style-name="defaultCol4" table:default-cell-style-name="Default"/>
        <table:table-row>
          <table:table-cell>
            <text:p>Total value</text:p>
          </table:table-cell>
          <table:table-cell office:value-type="float" office:value="0.0">
            <text:p>0,00</text:p>
          </table:table-cell>
          <table:table-cell>
            <text:p>Total expenses</text:p>
          </table:table-cell>
          <table:table-cell office:value-type="float" office:value="0.0">
            <text:p>0,00</text:p>
          </table:table-cell>
          <table:table-cell office:value-type="float" office:value="0.0">
            <text:p>0,00</text:p>
          </table:table-cell>
          <table:table-cell table:number-columns-repeated="5"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</text:p>
          </table:table-cell>
          <table:table-cell>
            <text:p>To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Items</text:p>
          </table:table-cell>
          <table:table-cell>
            <text:p>Total Amount</text:p>
          </table:table-cell>
          <table:table-cell table:number-columns-repeated="2"/>
        </table:table-row>
        <table:table-row>
          <table:table-cell/>
          <table:table-cell table:number-columns-repeated="9"/>
        </table:table-row>
      </table:table>
      <table:table table:name="2018">
        <table:table-column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column table:style-name="defaultCol5" table:default-cell-style-name="Default"/>
        <table:table-row>
          <table:table-cell>
            <text:p>Total value</text:p>
          </table:table-cell>
          <table:table-cell office:value-type="float" office:value="0.0">
            <text:p>0,00</text:p>
          </table:table-cell>
          <table:table-cell>
            <text:p>Total expenses</text:p>
          </table:table-cell>
          <table:table-cell office:value-type="float" office:value="0.0">
            <text:p>0,00</text:p>
          </table:table-cell>
          <table:table-cell office:value-type="float" office:value="0.0">
            <text:p>0,00</text:p>
          </table:table-cell>
          <table:table-cell table:number-columns-repeated="5"/>
        </table:table-row>
        <table:table-row>
          <table:table-cell>
            <text:p>Invoice ID</text:p>
          </table:table-cell>
          <table:table-cell>
            <text:p>Type</text:p>
          </table:table-cell>
          <table:table-cell>
            <text:p>From</text:p>
          </table:table-cell>
          <table:table-cell>
            <text:p>To</text:p>
          </table:table-cell>
          <table:table-cell>
            <text:p>Issue Date</text:p>
          </table:table-cell>
          <table:table-cell>
            <text:p>Due Date</text:p>
          </table:table-cell>
          <table:table-cell>
            <text:p>Items</text:p>
          </table:table-cell>
          <table:table-cell>
            <text:p>Total Amount</text:p>
          </table:table-cell>
          <table:table-cell table:number-columns-repeated="2"/>
        </table:table-row>
        <table:table-row>
          <table:table-cell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9.06.2018</text:date>, <text:time>13:15:27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9T13:15:27.02</dc:date>
    <meta:editing-duration>PT5M42S</meta:editing-duration>
    <meta:editing-cycles>3</meta:editing-cycles>
    <meta:generator>OpenOffice/4.1.5$Win32 OpenOffice.org_project/415m1$Build-9789</meta:generator>
    <meta:document-statistic meta:table-count="2" meta:cell-count="17" meta:object-count="0"/>
  </office:meta>
</office:document-meta>
</file>